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437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2.768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 style:data-style-name="N5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ize MB</text:p>
          </table:table-cell>
          <table:table-cell office:value-type="string">
            <text:p>Size Bytes</text:p>
          </table:table-cell>
          <table:table-cell office:value-type="string">
            <text:p>Last Crawl Status</text:p>
          </table:table-cell>
          <table:table-cell office:value-type="string">
            <text:p>Archival Unit </text:p>
          </table:table-cell>
        </table:table-row>
        <table:table-row table:style-name="ro1">
          <table:table-cell office:value-type="float" office:value="0.2109375">
            <text:p>.21</text:p>
          </table:table-cell>
          <table:table-cell office:value-type="float" office:value="55157">
            <text:p>55157</text:p>
          </table:table-cell>
          <table:table-cell office:value-type="string">
            <text:p>Msg=Successful</text:p>
          </table:table-cell>
          <table:table-cell office:value-type="string">
            <text:p>Folger Images 2nd Batch: from\=metadata</text:p>
          </table:table-cell>
        </table:table-row>
        <table:table-row table:style-name="ro1">
          <table:table-cell office:value-type="float" office:value="3325.43359375">
            <text:p>3,325.43</text:p>
          </table:table-cell>
          <table:table-cell office:value-type="float" office:value="3404833936">
            <text:p>3404833936</text:p>
          </table:table-cell>
          <table:table-cell office:value-type="string">
            <text:p>Msg=Successful</text:p>
          </table:table-cell>
          <table:table-cell office:value-type="string">
            <text:p>Folger Images 2nd Batch: from\=07846</text:p>
          </table:table-cell>
        </table:table-row>
        <table:table-row table:style-name="ro1">
          <table:table-cell office:value-type="float" office:value="9479.71875">
            <text:p>9,479.72</text:p>
          </table:table-cell>
          <table:table-cell office:value-type="float" office:value="9853896257">
            <text:p>9853896257</text:p>
          </table:table-cell>
          <table:table-cell office:value-type="string">
            <text:p>Msg=Successful</text:p>
          </table:table-cell>
          <table:table-cell office:value-type="string">
            <text:p>Folger Images 2nd Batch: from\=34001</text:p>
          </table:table-cell>
        </table:table-row>
        <table:table-row table:style-name="ro1">
          <table:table-cell office:value-type="float" office:value="12390.80078125">
            <text:p>12,390.80</text:p>
          </table:table-cell>
          <table:table-cell office:value-type="float" office:value="12964246701">
            <text:p>12964246701</text:p>
          </table:table-cell>
          <table:table-cell office:value-type="string">
            <text:p>Msg=Successful</text:p>
          </table:table-cell>
          <table:table-cell office:value-type="string">
            <text:p>Folger Images 2nd Batch: from\=07001</text:p>
          </table:table-cell>
        </table:table-row>
        <table:table-row table:style-name="ro1">
          <table:table-cell office:value-type="float" office:value="14654.6640625">
            <text:p>14,654.66</text:p>
          </table:table-cell>
          <table:table-cell office:value-type="float" office:value="15343160911">
            <text:p>15343160911</text:p>
          </table:table-cell>
          <table:table-cell office:value-type="string">
            <text:p>Msg=Successful</text:p>
          </table:table-cell>
          <table:table-cell office:value-type="string">
            <text:p>Folger Images 2nd Batch: from\=41001</text:p>
          </table:table-cell>
        </table:table-row>
        <table:table-row table:style-name="ro1">
          <table:table-cell office:value-type="float" office:value="17013.25">
            <text:p>17,013.25</text:p>
          </table:table-cell>
          <table:table-cell office:value-type="float" office:value="17813186215">
            <text:p>17813186215</text:p>
          </table:table-cell>
          <table:table-cell office:value-type="string">
            <text:p>Msg=Successful</text:p>
          </table:table-cell>
          <table:table-cell office:value-type="string">
            <text:p>Folger Images 2nd Batch: from\=08800</text:p>
          </table:table-cell>
        </table:table-row>
        <table:table-row table:style-name="ro1">
          <table:table-cell office:value-type="float" office:value="17037.671875">
            <text:p>17,037.67</text:p>
          </table:table-cell>
          <table:table-cell office:value-type="float" office:value="17836523907">
            <text:p>17836523907</text:p>
          </table:table-cell>
          <table:table-cell office:value-type="string">
            <text:p>Msg=Successful</text:p>
          </table:table-cell>
          <table:table-cell office:value-type="string">
            <text:p>Folger Images 2nd Batch: from\=29751</text:p>
          </table:table-cell>
        </table:table-row>
        <table:table-row table:style-name="ro1">
          <table:table-cell office:value-type="float" office:value="17529.1640625">
            <text:p>17,529.16</text:p>
          </table:table-cell>
          <table:table-cell office:value-type="float" office:value="18346874733">
            <text:p>18346874733</text:p>
          </table:table-cell>
          <table:table-cell office:value-type="string">
            <text:p>Msg=Successful</text:p>
          </table:table-cell>
          <table:table-cell office:value-type="string">
            <text:p>Folger Images 2nd Batch: from\=07322</text:p>
          </table:table-cell>
        </table:table-row>
        <table:table-row table:style-name="ro1">
          <table:table-cell office:value-type="float" office:value="17577.5546875">
            <text:p>17,577.55</text:p>
          </table:table-cell>
          <table:table-cell office:value-type="float" office:value="18404542296">
            <text:p>18404542296</text:p>
          </table:table-cell>
          <table:table-cell office:value-type="string">
            <text:p>Msg=Successful</text:p>
          </table:table-cell>
          <table:table-cell office:value-type="string">
            <text:p>Folger Images 2nd Batch: from\=36196</text:p>
          </table:table-cell>
        </table:table-row>
        <table:table-row table:style-name="ro1">
          <table:table-cell office:value-type="float" office:value="17815.234375">
            <text:p>17,815.23</text:p>
          </table:table-cell>
          <table:table-cell office:value-type="float" office:value="18654493802">
            <text:p>18654493802</text:p>
          </table:table-cell>
          <table:table-cell office:value-type="string">
            <text:p>Msg=Successful</text:p>
          </table:table-cell>
          <table:table-cell office:value-type="string">
            <text:p>Folger Images 2nd Batch: from\=46001</text:p>
          </table:table-cell>
        </table:table-row>
        <table:table-row table:style-name="ro1">
          <table:table-cell office:value-type="float" office:value="18018.12109375">
            <text:p>18,018.12</text:p>
          </table:table-cell>
          <table:table-cell office:value-type="float" office:value="18866815125">
            <text:p>18866815125</text:p>
          </table:table-cell>
          <table:table-cell office:value-type="string">
            <text:p>Msg=Successful</text:p>
          </table:table-cell>
          <table:table-cell office:value-type="string">
            <text:p>Folger Images 2nd Batch: from\=45700</text:p>
          </table:table-cell>
        </table:table-row>
        <table:table-row table:style-name="ro1">
          <table:table-cell office:value-type="float" office:value="18296.12109375">
            <text:p>18,296.12</text:p>
          </table:table-cell>
          <table:table-cell office:value-type="float" office:value="19154706376">
            <text:p>19154706376</text:p>
          </table:table-cell>
          <table:table-cell office:value-type="string">
            <text:p>Msg=Successful</text:p>
          </table:table-cell>
          <table:table-cell office:value-type="string">
            <text:p>Folger Images 2nd Batch: from\=31001</text:p>
          </table:table-cell>
        </table:table-row>
        <table:table-row table:style-name="ro1">
          <table:table-cell office:value-type="float" office:value="18518.828125">
            <text:p>18,518.83</text:p>
          </table:table-cell>
          <table:table-cell office:value-type="float" office:value="19394933558">
            <text:p>19394933558</text:p>
          </table:table-cell>
          <table:table-cell office:value-type="string">
            <text:p>Msg=Successful </text:p>
          </table:table-cell>
          <table:table-cell office:value-type="string">
            <text:p>Folger Images 2nd Batch: from\=07667 </text:p>
          </table:table-cell>
        </table:table-row>
        <table:table-row table:style-name="ro1">
          <table:table-cell office:value-type="float" office:value="18836.46875">
            <text:p>18,836.47</text:p>
          </table:table-cell>
          <table:table-cell office:value-type="float" office:value="19723129303">
            <text:p>19723129303</text:p>
          </table:table-cell>
          <table:table-cell office:value-type="string">
            <text:p>Msg=Successful</text:p>
          </table:table-cell>
          <table:table-cell office:value-type="string">
            <text:p>Folger Images 2nd Batch: from\=44199</text:p>
          </table:table-cell>
        </table:table-row>
        <table:table-row table:style-name="ro1">
          <table:table-cell office:value-type="float" office:value="18973.84765625">
            <text:p>18,973.85</text:p>
          </table:table-cell>
          <table:table-cell office:value-type="float" office:value="19868362489">
            <text:p>19868362489</text:p>
          </table:table-cell>
          <table:table-cell office:value-type="string">
            <text:p>Msg=Successful</text:p>
          </table:table-cell>
          <table:table-cell office:value-type="string">
            <text:p>Folger Images 2nd Batch: from\=32836</text:p>
          </table:table-cell>
        </table:table-row>
        <table:table-row table:style-name="ro1">
          <table:table-cell office:value-type="float" office:value="18994.04296875">
            <text:p>18,994.04</text:p>
          </table:table-cell>
          <table:table-cell office:value-type="float" office:value="19888227847">
            <text:p>19888227847</text:p>
          </table:table-cell>
          <table:table-cell office:value-type="string">
            <text:p>Msg=Successful</text:p>
          </table:table-cell>
          <table:table-cell office:value-type="string">
            <text:p>Folger Images 2nd Batch: from\=30001</text:p>
          </table:table-cell>
        </table:table-row>
        <table:table-row table:style-name="ro1">
          <table:table-cell office:value-type="float" office:value="19065.1015625">
            <text:p>19,065.10</text:p>
          </table:table-cell>
          <table:table-cell office:value-type="float" office:value="19963649941">
            <text:p>19963649941</text:p>
          </table:table-cell>
          <table:table-cell office:value-type="string">
            <text:p>Msg=Successful</text:p>
          </table:table-cell>
          <table:table-cell office:value-type="string">
            <text:p>Folger Images 2nd Batch: from\=45001</text:p>
          </table:table-cell>
        </table:table-row>
        <table:table-row table:style-name="ro1">
          <table:table-cell office:value-type="float" office:value="19067.77734375">
            <text:p>19,067.78</text:p>
          </table:table-cell>
          <table:table-cell office:value-type="float" office:value="19966552936">
            <text:p>19966552936</text:p>
          </table:table-cell>
          <table:table-cell office:value-type="string">
            <text:p>Msg=Successful</text:p>
          </table:table-cell>
          <table:table-cell office:value-type="string">
            <text:p>Folger Images 2nd Batch: from\=12715</text:p>
          </table:table-cell>
        </table:table-row>
        <table:table-row table:style-name="ro1">
          <table:table-cell office:value-type="float" office:value="19135.75">
            <text:p>19,135.75</text:p>
          </table:table-cell>
          <table:table-cell office:value-type="float" office:value="20034079155">
            <text:p>20034079155</text:p>
          </table:table-cell>
          <table:table-cell office:value-type="string">
            <text:p>Msg=Successful</text:p>
          </table:table-cell>
          <table:table-cell office:value-type="string">
            <text:p>Folger Images 2nd Batch: from\=31253</text:p>
          </table:table-cell>
        </table:table-row>
        <table:table-row table:style-name="ro1">
          <table:table-cell office:value-type="float" office:value="19662.10546875">
            <text:p>19,662.11</text:p>
          </table:table-cell>
          <table:table-cell office:value-type="float" office:value="20588184256">
            <text:p>20588184256</text:p>
          </table:table-cell>
          <table:table-cell office:value-type="string">
            <text:p>Msg=Successful</text:p>
          </table:table-cell>
          <table:table-cell office:value-type="string">
            <text:p>Folger Images 2nd Batch: from\=36391</text:p>
          </table:table-cell>
        </table:table-row>
        <table:table-row table:style-name="ro1">
          <table:table-cell office:value-type="float" office:value="19671.84375">
            <text:p>19,671.84</text:p>
          </table:table-cell>
          <table:table-cell office:value-type="float" office:value="20599532698">
            <text:p>20599532698</text:p>
          </table:table-cell>
          <table:table-cell office:value-type="string">
            <text:p>Msg=Successful</text:p>
          </table:table-cell>
          <table:table-cell office:value-type="string">
            <text:p>Folger Images 2nd Batch: from\=46471</text:p>
          </table:table-cell>
        </table:table-row>
        <table:table-row table:style-name="ro1">
          <table:table-cell office:value-type="float" office:value="19672.43359375">
            <text:p>19,672.43</text:p>
          </table:table-cell>
          <table:table-cell office:value-type="float" office:value="20596606406">
            <text:p>20596606406</text:p>
          </table:table-cell>
          <table:table-cell office:value-type="string">
            <text:p>Msg=Successful</text:p>
          </table:table-cell>
          <table:table-cell office:value-type="string">
            <text:p>Folger Images 2nd Batch: from\=38754</text:p>
          </table:table-cell>
        </table:table-row>
        <table:table-row table:style-name="ro1">
          <table:table-cell office:value-type="float" office:value="19909.484375">
            <text:p>19,909.48</text:p>
          </table:table-cell>
          <table:table-cell office:value-type="float" office:value="20851884549">
            <text:p>20851884549</text:p>
          </table:table-cell>
          <table:table-cell office:value-type="string">
            <text:p>Msg=Successful </text:p>
          </table:table-cell>
          <table:table-cell office:value-type="string">
            <text:p>Folger Images 2nd Batch: from\=12177 </text:p>
          </table:table-cell>
        </table:table-row>
        <table:table-row table:style-name="ro1">
          <table:table-cell office:value-type="float" office:value="20144.12109375">
            <text:p>20,144.12</text:p>
          </table:table-cell>
          <table:table-cell office:value-type="float" office:value="21090561145">
            <text:p>21090561145</text:p>
          </table:table-cell>
          <table:table-cell office:value-type="string">
            <text:p>Msg=Successful</text:p>
          </table:table-cell>
          <table:table-cell office:value-type="string">
            <text:p>Folger Images 2nd Batch: from\=40503</text:p>
          </table:table-cell>
        </table:table-row>
        <table:table-row table:style-name="ro1">
          <table:table-cell office:value-type="float" office:value="20170.015625">
            <text:p>20,170.02</text:p>
          </table:table-cell>
          <table:table-cell office:value-type="float" office:value="21120023382">
            <text:p>21120023382</text:p>
          </table:table-cell>
          <table:table-cell office:value-type="string">
            <text:p>Msg=Successful</text:p>
          </table:table-cell>
          <table:table-cell office:value-type="string">
            <text:p>Folger Images 2nd Batch: from\=35801</text:p>
          </table:table-cell>
        </table:table-row>
        <table:table-row table:style-name="ro1">
          <table:table-cell office:value-type="float" office:value="20221.859375">
            <text:p>20,221.86</text:p>
          </table:table-cell>
          <table:table-cell office:value-type="float" office:value="21174573199">
            <text:p>21174573199</text:p>
          </table:table-cell>
          <table:table-cell office:value-type="string">
            <text:p>Msg=Successful</text:p>
          </table:table-cell>
          <table:table-cell office:value-type="string">
            <text:p>Folger Images 2nd Batch: from\=36001</text:p>
          </table:table-cell>
        </table:table-row>
        <table:table-row table:style-name="ro1">
          <table:table-cell office:value-type="float" office:value="20250.16015625">
            <text:p>20,250.16</text:p>
          </table:table-cell>
          <table:table-cell office:value-type="float" office:value="21205027535">
            <text:p>21205027535</text:p>
          </table:table-cell>
          <table:table-cell office:value-type="string">
            <text:p>Msg=Successful</text:p>
          </table:table-cell>
          <table:table-cell office:value-type="string">
            <text:p>Folger Images 2nd Batch: from\=12366</text:p>
          </table:table-cell>
        </table:table-row>
        <table:table-row table:style-name="ro1">
          <table:table-cell office:value-type="float" office:value="20258.38671875">
            <text:p>20,258.39</text:p>
          </table:table-cell>
          <table:table-cell office:value-type="float" office:value="21210311323">
            <text:p>21210311323</text:p>
          </table:table-cell>
          <table:table-cell office:value-type="string">
            <text:p>Msg=Successful</text:p>
          </table:table-cell>
          <table:table-cell office:value-type="string">
            <text:p>Folger Images 2nd Batch: from\=40001</text:p>
          </table:table-cell>
        </table:table-row>
        <table:table-row table:style-name="ro1">
          <table:table-cell office:value-type="float" office:value="20260.9296875">
            <text:p>20,260.93</text:p>
          </table:table-cell>
          <table:table-cell office:value-type="float" office:value="21214892192">
            <text:p>21214892192</text:p>
          </table:table-cell>
          <table:table-cell office:value-type="string">
            <text:p>Msg=Successful</text:p>
          </table:table-cell>
          <table:table-cell office:value-type="string">
            <text:p>Folger Images 2nd Batch: from\=15207</text:p>
          </table:table-cell>
        </table:table-row>
        <table:table-row table:style-name="ro1">
          <table:table-cell office:value-type="float" office:value="20293.5">
            <text:p>20,293.50</text:p>
          </table:table-cell>
          <table:table-cell office:value-type="float" office:value="21247140241">
            <text:p>21247140241</text:p>
          </table:table-cell>
          <table:table-cell office:value-type="string">
            <text:p>Msg=Successful</text:p>
          </table:table-cell>
          <table:table-cell office:value-type="string">
            <text:p>Folger Images 2nd Batch: from\=40251</text:p>
          </table:table-cell>
        </table:table-row>
        <table:table-row table:style-name="ro1">
          <table:table-cell office:value-type="float" office:value="20366.578125">
            <text:p>20,366.58</text:p>
          </table:table-cell>
          <table:table-cell office:value-type="float" office:value="21325910880">
            <text:p>21325910880</text:p>
          </table:table-cell>
          <table:table-cell office:value-type="string">
            <text:p>Msg=Successful</text:p>
          </table:table-cell>
          <table:table-cell office:value-type="string">
            <text:p>Folger Images 2nd Batch: from\=35602</text:p>
          </table:table-cell>
        </table:table-row>
        <table:table-row table:style-name="ro1">
          <table:table-cell office:value-type="float" office:value="20382.7578125">
            <text:p>20,382.76</text:p>
          </table:table-cell>
          <table:table-cell office:value-type="float" office:value="21307724420">
            <text:p>21307724420</text:p>
          </table:table-cell>
          <table:table-cell office:value-type="string">
            <text:p>Msg=Successful</text:p>
          </table:table-cell>
          <table:table-cell office:value-type="string">
            <text:p>Folger Images 2nd Batch: from\=00001</text:p>
          </table:table-cell>
        </table:table-row>
        <table:table-row table:style-name="ro1">
          <table:table-cell office:value-type="float" office:value="20391.48828125">
            <text:p>20,391.49</text:p>
          </table:table-cell>
          <table:table-cell office:value-type="float" office:value="21352013943">
            <text:p>21352013943</text:p>
          </table:table-cell>
          <table:table-cell office:value-type="string">
            <text:p>Msg=Successful</text:p>
          </table:table-cell>
          <table:table-cell office:value-type="string">
            <text:p>Folger Images 2nd Batch: from\=44001</text:p>
          </table:table-cell>
        </table:table-row>
        <table:table-row table:style-name="ro1">
          <table:table-cell office:value-type="float" office:value="20483.40234375">
            <text:p>20,483.40</text:p>
          </table:table-cell>
          <table:table-cell office:value-type="float" office:value="21449665682">
            <text:p>21449665682</text:p>
          </table:table-cell>
          <table:table-cell office:value-type="string">
            <text:p>Msg=Successful</text:p>
          </table:table-cell>
          <table:table-cell office:value-type="string">
            <text:p>Folger Images 2nd Batch: from\=32001</text:p>
          </table:table-cell>
        </table:table-row>
        <table:table-row table:style-name="ro1">
          <table:table-cell office:value-type="float" office:value="20497.37109375">
            <text:p>20,497.37</text:p>
          </table:table-cell>
          <table:table-cell office:value-type="float" office:value="21460677457">
            <text:p>21460677457</text:p>
          </table:table-cell>
          <table:table-cell office:value-type="string">
            <text:p>Msg=Successful</text:p>
          </table:table-cell>
          <table:table-cell office:value-type="string">
            <text:p>Folger Images 2nd Batch: from\=40753</text:p>
          </table:table-cell>
        </table:table-row>
        <table:table-row table:style-name="ro1">
          <table:table-cell office:value-type="float" office:value="20508.453125">
            <text:p>20,508.45</text:p>
          </table:table-cell>
          <table:table-cell office:value-type="float" office:value="21472291654">
            <text:p>21472291654</text:p>
          </table:table-cell>
          <table:table-cell office:value-type="string">
            <text:p>Msg=Successful</text:p>
          </table:table-cell>
          <table:table-cell office:value-type="string">
            <text:p>Folger Images 2nd Batch: from\=33752</text:p>
          </table:table-cell>
        </table:table-row>
        <table:table-row table:style-name="ro1">
          <table:table-cell office:value-type="float" office:value="20552.5390625">
            <text:p>20,552.54</text:p>
          </table:table-cell>
          <table:table-cell office:value-type="float" office:value="21519864678">
            <text:p>21519864678</text:p>
          </table:table-cell>
          <table:table-cell office:value-type="string">
            <text:p>Msg=Successful</text:p>
          </table:table-cell>
          <table:table-cell office:value-type="string">
            <text:p>Folger Images 2nd Batch: from\=13031</text:p>
          </table:table-cell>
        </table:table-row>
        <table:table-row table:style-name="ro1">
          <table:table-cell office:value-type="float" office:value="20630.9140625">
            <text:p>20,630.91</text:p>
          </table:table-cell>
          <table:table-cell office:value-type="float" office:value="21603089312">
            <text:p>21603089312</text:p>
          </table:table-cell>
          <table:table-cell office:value-type="string">
            <text:p>Msg=Successful</text:p>
          </table:table-cell>
          <table:table-cell office:value-type="string">
            <text:p>Folger Images 2nd Batch: from\=36584</text:p>
          </table:table-cell>
        </table:table-row>
        <table:table-row table:style-name="ro1">
          <table:table-cell office:value-type="float" office:value="20632.74609375">
            <text:p>20,632.75</text:p>
          </table:table-cell>
          <table:table-cell office:value-type="float" office:value="21604694675">
            <text:p>21604694675</text:p>
          </table:table-cell>
          <table:table-cell office:value-type="string">
            <text:p>Msg=Successful</text:p>
          </table:table-cell>
          <table:table-cell office:value-type="string">
            <text:p>Folger Images 2nd Batch: from\=34201</text:p>
          </table:table-cell>
        </table:table-row>
        <table:table-row table:style-name="ro1">
          <table:table-cell office:value-type="float" office:value="20660.90234375">
            <text:p>20,660.90</text:p>
          </table:table-cell>
          <table:table-cell office:value-type="float" office:value="21634309220">
            <text:p>21634309220</text:p>
          </table:table-cell>
          <table:table-cell office:value-type="string">
            <text:p>Msg=Successful</text:p>
          </table:table-cell>
          <table:table-cell office:value-type="string">
            <text:p>Folger Images 2nd Batch: from\=35001</text:p>
          </table:table-cell>
        </table:table-row>
        <table:table-row table:style-name="ro1">
          <table:table-cell office:value-type="float" office:value="20823.375">
            <text:p>20,823.38</text:p>
          </table:table-cell>
          <table:table-cell office:value-type="float" office:value="21804245471">
            <text:p>21804245471</text:p>
          </table:table-cell>
          <table:table-cell office:value-type="string">
            <text:p>Msg=Successful</text:p>
          </table:table-cell>
          <table:table-cell office:value-type="string">
            <text:p>Folger Images 2nd Batch: from\=42432</text:p>
          </table:table-cell>
        </table:table-row>
        <table:table-row table:style-name="ro1">
          <table:table-cell office:value-type="float" office:value="20880.0703125">
            <text:p>20,880.07</text:p>
          </table:table-cell>
          <table:table-cell office:value-type="float" office:value="21864891093">
            <text:p>21864891093</text:p>
          </table:table-cell>
          <table:table-cell office:value-type="string">
            <text:p>Msg=Successful</text:p>
          </table:table-cell>
          <table:table-cell office:value-type="string">
            <text:p>Folger Images 2nd Batch: from\=12001</text:p>
          </table:table-cell>
        </table:table-row>
        <table:table-row table:style-name="ro1">
          <table:table-cell office:value-type="float" office:value="20908.6484375">
            <text:p>20,908.65</text:p>
          </table:table-cell>
          <table:table-cell office:value-type="float" office:value="21891003246">
            <text:p>21891003246</text:p>
          </table:table-cell>
          <table:table-cell office:value-type="string">
            <text:p>Msg=Successful</text:p>
          </table:table-cell>
          <table:table-cell office:value-type="string">
            <text:p>Folger Images 2nd Batch: from\=39527</text:p>
          </table:table-cell>
        </table:table-row>
        <table:table-row table:style-name="ro1">
          <table:table-cell office:value-type="float" office:value="20947.08203125">
            <text:p>20,947.08</text:p>
          </table:table-cell>
          <table:table-cell office:value-type="float" office:value="21934064454">
            <text:p>21934064454</text:p>
          </table:table-cell>
          <table:table-cell office:value-type="string">
            <text:p>Msg=Successful</text:p>
          </table:table-cell>
          <table:table-cell office:value-type="string">
            <text:p>Folger Images 2nd Batch: from\=35403</text:p>
          </table:table-cell>
        </table:table-row>
        <table:table-row table:style-name="ro1">
          <table:table-cell office:value-type="float" office:value="21152.34375">
            <text:p>21,152.34</text:p>
          </table:table-cell>
          <table:table-cell office:value-type="float" office:value="22146145210">
            <text:p>22146145210</text:p>
          </table:table-cell>
          <table:table-cell office:value-type="string">
            <text:p>Msg=Successful</text:p>
          </table:table-cell>
          <table:table-cell office:value-type="string">
            <text:p>Folger Images 2nd Batch: from\=39001</text:p>
          </table:table-cell>
        </table:table-row>
        <table:table-row table:style-name="ro1">
          <table:table-cell office:value-type="float" office:value="21176.45703125">
            <text:p>21,176.46</text:p>
          </table:table-cell>
          <table:table-cell office:value-type="float" office:value="22174060160">
            <text:p>22174060160</text:p>
          </table:table-cell>
          <table:table-cell office:value-type="string">
            <text:p>Msg=Successful</text:p>
          </table:table-cell>
          <table:table-cell office:value-type="string">
            <text:p>Folger Images 2nd Batch: from\=42041</text:p>
          </table:table-cell>
        </table:table-row>
        <table:table-row table:style-name="ro1">
          <table:table-cell office:value-type="float" office:value="21178.48046875">
            <text:p>21,178.48</text:p>
          </table:table-cell>
          <table:table-cell office:value-type="float" office:value="22176512194">
            <text:p>22176512194</text:p>
          </table:table-cell>
          <table:table-cell office:value-type="string">
            <text:p>Msg=Successful</text:p>
          </table:table-cell>
          <table:table-cell office:value-type="string">
            <text:p>Folger Images 2nd Batch: from\=34803</text:p>
          </table:table-cell>
        </table:table-row>
        <table:table-row table:style-name="ro1">
          <table:table-cell office:value-type="float" office:value="21194.51171875">
            <text:p>21,194.51</text:p>
          </table:table-cell>
          <table:table-cell office:value-type="float" office:value="22193463382">
            <text:p>22193463382</text:p>
          </table:table-cell>
          <table:table-cell office:value-type="string">
            <text:p>Msg=Successful</text:p>
          </table:table-cell>
          <table:table-cell office:value-type="string">
            <text:p>Folger Images 2nd Batch: from\=37806</text:p>
          </table:table-cell>
        </table:table-row>
        <table:table-row table:style-name="ro1">
          <table:table-cell office:value-type="float" office:value="21213.75390625">
            <text:p>21,213.75</text:p>
          </table:table-cell>
          <table:table-cell office:value-type="float" office:value="22214652532">
            <text:p>22214652532</text:p>
          </table:table-cell>
          <table:table-cell office:value-type="string">
            <text:p>Msg=Successful</text:p>
          </table:table-cell>
          <table:table-cell office:value-type="string">
            <text:p>Folger Images 2nd Batch: from\=46301</text:p>
          </table:table-cell>
        </table:table-row>
        <table:table-row table:style-name="ro1">
          <table:table-cell office:value-type="float" office:value="21232.68359375">
            <text:p>21,232.68</text:p>
          </table:table-cell>
          <table:table-cell office:value-type="float" office:value="22233235615">
            <text:p>22233235615</text:p>
          </table:table-cell>
          <table:table-cell office:value-type="string">
            <text:p>Msg=Successful</text:p>
          </table:table-cell>
          <table:table-cell office:value-type="string">
            <text:p>Folger Images 2nd Batch: from\=34602</text:p>
          </table:table-cell>
        </table:table-row>
        <table:table-row table:style-name="ro1">
          <table:table-cell office:value-type="float" office:value="21249.3984375">
            <text:p>21,249.40</text:p>
          </table:table-cell>
          <table:table-cell office:value-type="float" office:value="22251777885">
            <text:p>22251777885</text:p>
          </table:table-cell>
          <table:table-cell office:value-type="string">
            <text:p>Msg=Successful</text:p>
          </table:table-cell>
          <table:table-cell office:value-type="string">
            <text:p>Folger Images 2nd Batch: from\=12539</text:p>
          </table:table-cell>
        </table:table-row>
        <table:table-row table:style-name="ro1">
          <table:table-cell office:value-type="float" office:value="21331.72265625">
            <text:p>21,331.72</text:p>
          </table:table-cell>
          <table:table-cell office:value-type="float" office:value="22336941415">
            <text:p>22336941415</text:p>
          </table:table-cell>
          <table:table-cell office:value-type="string">
            <text:p>Msg=Successful</text:p>
          </table:table-cell>
          <table:table-cell office:value-type="string">
            <text:p>Folger Images 2nd Batch: from\=34401</text:p>
          </table:table-cell>
        </table:table-row>
        <table:table-row table:style-name="ro1">
          <table:table-cell office:value-type="float" office:value="21368.01171875">
            <text:p>21,368.01</text:p>
          </table:table-cell>
          <table:table-cell office:value-type="float" office:value="22374925479">
            <text:p>22374925479</text:p>
          </table:table-cell>
          <table:table-cell office:value-type="string">
            <text:p>Msg=Successful</text:p>
          </table:table-cell>
          <table:table-cell office:value-type="string">
            <text:p>Folger Images 2nd Batch: from\=28601</text:p>
          </table:table-cell>
        </table:table-row>
        <table:table-row table:style-name="ro1">
          <table:table-cell office:value-type="float" office:value="21381.578125">
            <text:p>21,381.58</text:p>
          </table:table-cell>
          <table:table-cell office:value-type="float" office:value="22389190228">
            <text:p>22389190228</text:p>
          </table:table-cell>
          <table:table-cell office:value-type="string">
            <text:p>Msg=Successful</text:p>
          </table:table-cell>
          <table:table-cell office:value-type="string">
            <text:p>Folger Images 2nd Batch: from\=35200</text:p>
          </table:table-cell>
        </table:table-row>
        <table:table-row table:style-name="ro1">
          <table:table-cell office:value-type="float" office:value="21483.6328125">
            <text:p>21,483.63</text:p>
          </table:table-cell>
          <table:table-cell office:value-type="float" office:value="22493247834">
            <text:p>22493247834</text:p>
          </table:table-cell>
          <table:table-cell office:value-type="string">
            <text:p>Msg=Successful</text:p>
          </table:table-cell>
          <table:table-cell office:value-type="string">
            <text:p>Folger Images 2nd Batch: from\=39264</text:p>
          </table:table-cell>
        </table:table-row>
        <table:table-row table:style-name="ro1">
          <table:table-cell office:value-type="float" office:value="21497.203125">
            <text:p>21,497.20</text:p>
          </table:table-cell>
          <table:table-cell office:value-type="float" office:value="22510314826">
            <text:p>22510314826</text:p>
          </table:table-cell>
          <table:table-cell office:value-type="string">
            <text:p>Msg=Successful</text:p>
          </table:table-cell>
          <table:table-cell office:value-type="string">
            <text:p>Folger Images 2nd Batch: from\=28801</text:p>
          </table:table-cell>
        </table:table-row>
        <table:table-row table:style-name="ro1">
          <table:table-cell office:value-type="float" office:value="21547.12109375">
            <text:p>21,547.12</text:p>
          </table:table-cell>
          <table:table-cell office:value-type="float" office:value="22562591125">
            <text:p>22562591125</text:p>
          </table:table-cell>
          <table:table-cell office:value-type="string">
            <text:p>Msg=Successful</text:p>
          </table:table-cell>
          <table:table-cell office:value-type="string">
            <text:p>Folger Images 2nd Batch: from\=28401</text:p>
          </table:table-cell>
        </table:table-row>
        <table:table-row table:style-name="ro1">
          <table:table-cell office:value-type="float" office:value="21677.73828125">
            <text:p>21,677.74</text:p>
          </table:table-cell>
          <table:table-cell office:value-type="float" office:value="22700854920">
            <text:p>22700854920</text:p>
          </table:table-cell>
          <table:table-cell office:value-type="string">
            <text:p>Msg=Successful</text:p>
          </table:table-cell>
          <table:table-cell office:value-type="string">
            <text:p>Folger Images 2nd Batch: from\=32160</text:p>
          </table:table-cell>
        </table:table-row>
        <table:table-row table:style-name="ro1">
          <table:table-cell office:value-type="float" office:value="21704.92578125">
            <text:p>21,704.93</text:p>
          </table:table-cell>
          <table:table-cell office:value-type="float" office:value="22727899657">
            <text:p>22727899657</text:p>
          </table:table-cell>
          <table:table-cell office:value-type="string">
            <text:p>Msg=Successful</text:p>
          </table:table-cell>
          <table:table-cell office:value-type="string">
            <text:p>Folger Images 2nd Batch: from\=28201</text:p>
          </table:table-cell>
        </table:table-row>
        <table:table-row table:style-name="ro1">
          <table:table-cell office:value-type="float" office:value="21781.76171875">
            <text:p>21,781.76</text:p>
          </table:table-cell>
          <table:table-cell office:value-type="float" office:value="22808321501">
            <text:p>22808321501</text:p>
          </table:table-cell>
          <table:table-cell office:value-type="string">
            <text:p>Msg=Successful</text:p>
          </table:table-cell>
          <table:table-cell office:value-type="string">
            <text:p>Folger Images 2nd Batch: from\=37406</text:p>
          </table:table-cell>
        </table:table-row>
        <table:table-row table:style-name="ro1">
          <table:table-cell office:value-type="float" office:value="21803.36328125">
            <text:p>21,803.36</text:p>
          </table:table-cell>
          <table:table-cell office:value-type="float" office:value="22830743504">
            <text:p>22830743504</text:p>
          </table:table-cell>
          <table:table-cell office:value-type="string">
            <text:p>Msg=Successful</text:p>
          </table:table-cell>
          <table:table-cell office:value-type="string">
            <text:p>Folger Images 2nd Batch: from\=43795</text:p>
          </table:table-cell>
        </table:table-row>
        <table:table-row table:style-name="ro1">
          <table:table-cell office:value-type="float" office:value="21810.8046875">
            <text:p>21,810.80</text:p>
          </table:table-cell>
          <table:table-cell office:value-type="float" office:value="22840135188">
            <text:p>22840135188</text:p>
          </table:table-cell>
          <table:table-cell office:value-type="string">
            <text:p>Msg=Successful</text:p>
          </table:table-cell>
          <table:table-cell office:value-type="string">
            <text:p>Folger Images 2nd Batch: from\=32667</text:p>
          </table:table-cell>
        </table:table-row>
        <table:table-row table:style-name="ro1">
          <table:table-cell office:value-type="float" office:value="21819.3046875">
            <text:p>21,819.30</text:p>
          </table:table-cell>
          <table:table-cell office:value-type="float" office:value="22845359313">
            <text:p>22845359313</text:p>
          </table:table-cell>
          <table:table-cell office:value-type="string">
            <text:p>Msg=Successful</text:p>
          </table:table-cell>
          <table:table-cell office:value-type="string">
            <text:p>Folger Images 2nd Batch: from\=33501</text:p>
          </table:table-cell>
        </table:table-row>
        <table:table-row table:style-name="ro1">
          <table:table-cell office:value-type="float" office:value="21841.60546875">
            <text:p>21,841.61</text:p>
          </table:table-cell>
          <table:table-cell office:value-type="float" office:value="22872347696">
            <text:p>22872347696</text:p>
          </table:table-cell>
          <table:table-cell office:value-type="string">
            <text:p>Msg=Successful</text:p>
          </table:table-cell>
          <table:table-cell office:value-type="string">
            <text:p>Folger Images 2nd Batch: from\=32498</text:p>
          </table:table-cell>
        </table:table-row>
        <table:table-row table:style-name="ro1">
          <table:table-cell office:value-type="float" office:value="21850.36328125">
            <text:p>21,850.36</text:p>
          </table:table-cell>
          <table:table-cell office:value-type="float" office:value="22879560259">
            <text:p>22879560259</text:p>
          </table:table-cell>
          <table:table-cell office:value-type="string">
            <text:p>Msg=Successful</text:p>
          </table:table-cell>
          <table:table-cell office:value-type="string">
            <text:p>Folger Images 2nd Batch: from\=11736</text:p>
          </table:table-cell>
        </table:table-row>
        <table:table-row table:style-name="ro1">
          <table:table-cell office:value-type="float" office:value="21932.50390625">
            <text:p>21,932.50</text:p>
          </table:table-cell>
          <table:table-cell office:value-type="float" office:value="22966345775">
            <text:p>22966345775</text:p>
          </table:table-cell>
          <table:table-cell office:value-type="string">
            <text:p>Msg=Successful</text:p>
          </table:table-cell>
          <table:table-cell office:value-type="string">
            <text:p>Folger Images 2nd Batch: from\=44397</text:p>
          </table:table-cell>
        </table:table-row>
        <table:table-row table:style-name="ro1">
          <table:table-cell office:value-type="float" office:value="22009.8828125">
            <text:p>22,009.88</text:p>
          </table:table-cell>
          <table:table-cell office:value-type="float" office:value="23046309763">
            <text:p>23046309763</text:p>
          </table:table-cell>
          <table:table-cell office:value-type="string">
            <text:p>Msg=Successful</text:p>
          </table:table-cell>
          <table:table-cell office:value-type="string">
            <text:p>Folger Images 2nd Batch: from\=11222</text:p>
          </table:table-cell>
        </table:table-row>
        <table:table-row table:style-name="ro1">
          <table:table-cell office:value-type="float" office:value="22078.46484375">
            <text:p>22,078.46</text:p>
          </table:table-cell>
          <table:table-cell office:value-type="float" office:value="23084218389">
            <text:p>23084218389</text:p>
          </table:table-cell>
          <table:table-cell office:value-type="string">
            <text:p>Msg=Successful</text:p>
          </table:table-cell>
          <table:table-cell office:value-type="string">
            <text:p>Folger Images 2nd Batch: from\=01001</text:p>
          </table:table-cell>
        </table:table-row>
        <table:table-row table:style-name="ro1">
          <table:table-cell office:value-type="float" office:value="22130.5625">
            <text:p>22,130.56</text:p>
          </table:table-cell>
          <table:table-cell office:value-type="float" office:value="23172809816">
            <text:p>23172809816</text:p>
          </table:table-cell>
          <table:table-cell office:value-type="string">
            <text:p>Msg=Successful</text:p>
          </table:table-cell>
          <table:table-cell office:value-type="string">
            <text:p>Folger Images 2nd Batch: from\=11001</text:p>
          </table:table-cell>
        </table:table-row>
        <table:table-row table:style-name="ro1">
          <table:table-cell office:value-type="float" office:value="22137.44140625">
            <text:p>22,137.44</text:p>
          </table:table-cell>
          <table:table-cell office:value-type="float" office:value="23182539852">
            <text:p>23182539852</text:p>
          </table:table-cell>
          <table:table-cell office:value-type="string">
            <text:p>Msg=Successful</text:p>
          </table:table-cell>
          <table:table-cell office:value-type="string">
            <text:p>Folger Images 2nd Batch: from\=32329</text:p>
          </table:table-cell>
        </table:table-row>
        <table:table-row table:style-name="ro1">
          <table:table-cell office:value-type="float" office:value="22173.01953125">
            <text:p>22,173.02</text:p>
          </table:table-cell>
          <table:table-cell office:value-type="float" office:value="23218598354">
            <text:p>23218598354</text:p>
          </table:table-cell>
          <table:table-cell office:value-type="string">
            <text:p>Msg=Successful</text:p>
          </table:table-cell>
          <table:table-cell office:value-type="string">
            <text:p>Folger Images 2nd Batch: from\=42808</text:p>
          </table:table-cell>
        </table:table-row>
        <table:table-row table:style-name="ro1">
          <table:table-cell office:value-type="float" office:value="22318.6171875">
            <text:p>22,318.62</text:p>
          </table:table-cell>
          <table:table-cell office:value-type="float" office:value="23370905239">
            <text:p>23370905239</text:p>
          </table:table-cell>
          <table:table-cell office:value-type="string">
            <text:p>Msg=Successful</text:p>
          </table:table-cell>
          <table:table-cell office:value-type="string">
            <text:p>Folger Images 2nd Batch: from\=44793</text:p>
          </table:table-cell>
        </table:table-row>
        <table:table-row table:style-name="ro1">
          <table:table-cell office:value-type="float" office:value="22406.4296875">
            <text:p>22,406.43</text:p>
          </table:table-cell>
          <table:table-cell office:value-type="float" office:value="23461962680">
            <text:p>23461962680</text:p>
          </table:table-cell>
          <table:table-cell office:value-type="string">
            <text:p>Msg=Successful</text:p>
          </table:table-cell>
          <table:table-cell office:value-type="string">
            <text:p>Folger Images 2nd Batch: from\=13752</text:p>
          </table:table-cell>
        </table:table-row>
        <table:table-row table:style-name="ro1">
          <table:table-cell office:value-type="float" office:value="22472.41015625">
            <text:p>22,472.41</text:p>
          </table:table-cell>
          <table:table-cell office:value-type="float" office:value="23532114055">
            <text:p>23532114055</text:p>
          </table:table-cell>
          <table:table-cell office:value-type="string">
            <text:p>Msg=Successful</text:p>
          </table:table-cell>
          <table:table-cell office:value-type="string">
            <text:p>Folger Images 2nd Batch: from\=36807</text:p>
          </table:table-cell>
        </table:table-row>
        <table:table-row table:style-name="ro1">
          <table:table-cell office:value-type="float" office:value="22498.90234375">
            <text:p>22,498.90</text:p>
          </table:table-cell>
          <table:table-cell office:value-type="float" office:value="23559628145">
            <text:p>23559628145</text:p>
          </table:table-cell>
          <table:table-cell office:value-type="string">
            <text:p>Msg=Successful</text:p>
          </table:table-cell>
          <table:table-cell office:value-type="string">
            <text:p>Folger Images 2nd Batch: from\=30402</text:p>
          </table:table-cell>
        </table:table-row>
        <table:table-row table:style-name="ro1">
          <table:table-cell office:value-type="float" office:value="22504.734375">
            <text:p>22,504.73</text:p>
          </table:table-cell>
          <table:table-cell office:value-type="float" office:value="23565712539">
            <text:p>23565712539</text:p>
          </table:table-cell>
          <table:table-cell office:value-type="string">
            <text:p>Msg=Successful</text:p>
          </table:table-cell>
          <table:table-cell office:value-type="string">
            <text:p>Folger Images 2nd Batch: from\=30602</text:p>
          </table:table-cell>
        </table:table-row>
        <table:table-row table:style-name="ro1">
          <table:table-cell office:value-type="float" office:value="22599.015625">
            <text:p>22,599.02</text:p>
          </table:table-cell>
          <table:table-cell office:value-type="float" office:value="23663488686">
            <text:p>23663488686</text:p>
          </table:table-cell>
          <table:table-cell office:value-type="string">
            <text:p>Msg=Successful</text:p>
          </table:table-cell>
          <table:table-cell office:value-type="string">
            <text:p>Folger Images 2nd Batch: from\=11447</text:p>
          </table:table-cell>
        </table:table-row>
        <table:table-row table:style-name="ro1">
          <table:table-cell office:value-type="float" office:value="22661.515625">
            <text:p>22,661.52</text:p>
          </table:table-cell>
          <table:table-cell office:value-type="float" office:value="23730033157">
            <text:p>23730033157</text:p>
          </table:table-cell>
          <table:table-cell office:value-type="string">
            <text:p>Msg=Successful</text:p>
          </table:table-cell>
          <table:table-cell office:value-type="string">
            <text:p>Folger Images 2nd Batch: from\=14404</text:p>
          </table:table-cell>
        </table:table-row>
        <table:table-row table:style-name="ro1">
          <table:table-cell office:value-type="float" office:value="22709.77734375">
            <text:p>22,709.78</text:p>
          </table:table-cell>
          <table:table-cell office:value-type="float" office:value="23778263770">
            <text:p>23778263770</text:p>
          </table:table-cell>
          <table:table-cell office:value-type="string">
            <text:p>Msg=Successful</text:p>
          </table:table-cell>
          <table:table-cell office:value-type="string">
            <text:p>Folger Images 2nd Batch: from\=10504</text:p>
          </table:table-cell>
        </table:table-row>
        <table:table-row table:style-name="ro1">
          <table:table-cell office:value-type="float" office:value="22725.54296875">
            <text:p>22,725.54</text:p>
          </table:table-cell>
          <table:table-cell office:value-type="float" office:value="23797032327">
            <text:p>23797032327</text:p>
          </table:table-cell>
          <table:table-cell office:value-type="string">
            <text:p>Msg=Successful</text:p>
          </table:table-cell>
          <table:table-cell office:value-type="string">
            <text:p>Folger Images 2nd Batch: from\=30802</text:p>
          </table:table-cell>
        </table:table-row>
        <table:table-row table:style-name="ro1">
          <table:table-cell office:value-type="float" office:value="22745.81640625">
            <text:p>22,745.82</text:p>
          </table:table-cell>
          <table:table-cell office:value-type="float" office:value="23818338389">
            <text:p>23818338389</text:p>
          </table:table-cell>
          <table:table-cell office:value-type="string">
            <text:p>Msg=Successful</text:p>
          </table:table-cell>
          <table:table-cell office:value-type="string">
            <text:p>Folger Images 2nd Batch: from\=14001</text:p>
          </table:table-cell>
        </table:table-row>
        <table:table-row table:style-name="ro1">
          <table:table-cell office:value-type="float" office:value="22882.53515625">
            <text:p>22,882.54</text:p>
          </table:table-cell>
          <table:table-cell office:value-type="float" office:value="23961477773">
            <text:p>23961477773</text:p>
          </table:table-cell>
          <table:table-cell office:value-type="string">
            <text:p>Msg=Successful</text:p>
          </table:table-cell>
          <table:table-cell office:value-type="string">
            <text:p>Folger Images 2nd Batch: from\=14604</text:p>
          </table:table-cell>
        </table:table-row>
        <table:table-row table:style-name="ro1">
          <table:table-cell office:value-type="float" office:value="22949.02734375">
            <text:p>22,949.03</text:p>
          </table:table-cell>
          <table:table-cell office:value-type="float" office:value="24028653434">
            <text:p>24028653434</text:p>
          </table:table-cell>
          <table:table-cell office:value-type="string">
            <text:p>Msg=Successful</text:p>
          </table:table-cell>
          <table:table-cell office:value-type="string">
            <text:p>Folger Images 2nd Batch: from\=09485</text:p>
          </table:table-cell>
        </table:table-row>
        <table:table-row table:style-name="ro1">
          <table:table-cell office:value-type="float" office:value="23015.12109375">
            <text:p>23,015.12</text:p>
          </table:table-cell>
          <table:table-cell office:value-type="float" office:value="24100307913">
            <text:p>24100307913</text:p>
          </table:table-cell>
          <table:table-cell office:value-type="string">
            <text:p>Msg=Successful</text:p>
          </table:table-cell>
          <table:table-cell office:value-type="string">
            <text:p>Folger Images 2nd Batch: from\=37606</text:p>
          </table:table-cell>
        </table:table-row>
        <table:table-row table:style-name="ro1">
          <table:table-cell office:value-type="float" office:value="23016.91015625">
            <text:p>23,016.91</text:p>
          </table:table-cell>
          <table:table-cell office:value-type="float" office:value="24102252457">
            <text:p>24102252457</text:p>
          </table:table-cell>
          <table:table-cell office:value-type="string">
            <text:p>Msg=Successful</text:p>
          </table:table-cell>
          <table:table-cell office:value-type="string">
            <text:p>Folger Images 2nd Batch: from\=37001</text:p>
          </table:table-cell>
        </table:table-row>
        <table:table-row table:style-name="ro1">
          <table:table-cell office:value-type="float" office:value="23082.296875">
            <text:p>23,082.30</text:p>
          </table:table-cell>
          <table:table-cell office:value-type="float" office:value="24170804715">
            <text:p>24170804715</text:p>
          </table:table-cell>
          <table:table-cell office:value-type="string">
            <text:p>Msg=Successful</text:p>
          </table:table-cell>
          <table:table-cell office:value-type="string">
            <text:p>Folger Images 2nd Batch: from\=44595</text:p>
          </table:table-cell>
        </table:table-row>
        <table:table-row table:style-name="ro1">
          <table:table-cell office:value-type="float" office:value="23238.13671875">
            <text:p>23,238.14</text:p>
          </table:table-cell>
          <table:table-cell office:value-type="float" office:value="24334056683">
            <text:p>24334056683</text:p>
          </table:table-cell>
          <table:table-cell office:value-type="string">
            <text:p>Msg=Successful</text:p>
          </table:table-cell>
          <table:table-cell office:value-type="string">
            <text:p>Folger Images 2nd Batch: from\=30202</text:p>
          </table:table-cell>
        </table:table-row>
        <table:table-row table:style-name="ro1">
          <table:table-cell office:value-type="float" office:value="23263.109375">
            <text:p>23,263.11</text:p>
          </table:table-cell>
          <table:table-cell office:value-type="float" office:value="24360205455">
            <text:p>24360205455</text:p>
          </table:table-cell>
          <table:table-cell office:value-type="string">
            <text:p>Msg=Successful</text:p>
          </table:table-cell>
          <table:table-cell office:value-type="string">
            <text:p>Folger Images 2nd Batch: from\=28001</text:p>
          </table:table-cell>
        </table:table-row>
        <table:table-row table:style-name="ro1">
          <table:table-cell office:value-type="float" office:value="23312.09765625">
            <text:p>23,312.10</text:p>
          </table:table-cell>
          <table:table-cell office:value-type="float" office:value="24411322158">
            <text:p>24411322158</text:p>
          </table:table-cell>
          <table:table-cell office:value-type="string">
            <text:p>Msg=Successful</text:p>
          </table:table-cell>
          <table:table-cell office:value-type="string">
            <text:p>Folger Images 2nd Batch: from\=42605HC</text:p>
          </table:table-cell>
        </table:table-row>
        <table:table-row table:style-name="ro1">
          <table:table-cell office:value-type="float" office:value="23333.41015625">
            <text:p>23,333.41</text:p>
          </table:table-cell>
          <table:table-cell office:value-type="float" office:value="24433420224">
            <text:p>24433420224</text:p>
          </table:table-cell>
          <table:table-cell office:value-type="string">
            <text:p>Msg=Successful</text:p>
          </table:table-cell>
          <table:table-cell office:value-type="string">
            <text:p>Folger Images 2nd Batch: from\=43377</text:p>
          </table:table-cell>
        </table:table-row>
        <table:table-row table:style-name="ro1">
          <table:table-cell office:value-type="float" office:value="23510.296875">
            <text:p>23,510.30</text:p>
          </table:table-cell>
          <table:table-cell office:value-type="float" office:value="24618973280">
            <text:p>24618973280</text:p>
          </table:table-cell>
          <table:table-cell office:value-type="string">
            <text:p>Msg=Successful</text:p>
          </table:table-cell>
          <table:table-cell office:value-type="string">
            <text:p>Folger Images 2nd Batch: from\=08599</text:p>
          </table:table-cell>
        </table:table-row>
        <table:table-row table:style-name="ro1">
          <table:table-cell office:value-type="float" office:value="23520.53125">
            <text:p>23,520.53</text:p>
          </table:table-cell>
          <table:table-cell office:value-type="float" office:value="24629991789">
            <text:p>24629991789</text:p>
          </table:table-cell>
          <table:table-cell office:value-type="string">
            <text:p>Msg=Successful</text:p>
          </table:table-cell>
          <table:table-cell office:value-type="string">
            <text:p>Folger Images 2nd Batch: from\=14804</text:p>
          </table:table-cell>
        </table:table-row>
        <table:table-row table:style-name="ro1">
          <table:table-cell office:value-type="float" office:value="23578.79296875">
            <text:p>23,578.79</text:p>
          </table:table-cell>
          <table:table-cell office:value-type="float" office:value="24690448332">
            <text:p>24690448332</text:p>
          </table:table-cell>
          <table:table-cell office:value-type="string">
            <text:p>Msg=Successful</text:p>
          </table:table-cell>
          <table:table-cell office:value-type="string">
            <text:p>Folger Images 2nd Batch: from\=43586</text:p>
          </table:table-cell>
        </table:table-row>
        <table:table-row table:style-name="ro1">
          <table:table-cell office:value-type="float" office:value="23639.9375">
            <text:p>23,639.94</text:p>
          </table:table-cell>
          <table:table-cell office:value-type="float" office:value="24754939309">
            <text:p>24754939309</text:p>
          </table:table-cell>
          <table:table-cell office:value-type="string">
            <text:p>Msg=Successful</text:p>
          </table:table-cell>
          <table:table-cell office:value-type="string">
            <text:p>Folger Images 2nd Batch: from\=08392</text:p>
          </table:table-cell>
        </table:table-row>
        <table:table-row table:style-name="ro1">
          <table:table-cell office:value-type="float" office:value="24030.16015625">
            <text:p>24,030.16</text:p>
          </table:table-cell>
          <table:table-cell office:value-type="float" office:value="25161279648">
            <text:p>25161279648</text:p>
          </table:table-cell>
          <table:table-cell office:value-type="string">
            <text:p>Msg=Successful</text:p>
          </table:table-cell>
          <table:table-cell office:value-type="string">
            <text:p>Folger Images 2nd Batch: from\=09001</text:p>
          </table:table-cell>
        </table:table-row>
        <table:table-row table:style-name="ro1">
          <table:table-cell office:value-type="float" office:value="24223.4140625">
            <text:p>24,223.41</text:p>
          </table:table-cell>
          <table:table-cell office:value-type="float" office:value="25366089125">
            <text:p>25366089125</text:p>
          </table:table-cell>
          <table:table-cell office:value-type="string">
            <text:p>Msg=Successful</text:p>
          </table:table-cell>
          <table:table-cell office:value-type="string">
            <text:p>Folger Images 2nd Batch: from\=14204</text:p>
          </table:table-cell>
        </table:table-row>
        <table:table-row table:style-name="ro1">
          <table:table-cell office:value-type="float" office:value="24289.34765625">
            <text:p>24,289.35</text:p>
          </table:table-cell>
          <table:table-cell office:value-type="float" office:value="25432638920">
            <text:p>25432638920</text:p>
          </table:table-cell>
          <table:table-cell office:value-type="string">
            <text:p>Msg=Successful</text:p>
          </table:table-cell>
          <table:table-cell office:value-type="string">
            <text:p>Folger Images 2nd Batch: from\=09745</text:p>
          </table:table-cell>
        </table:table-row>
        <table:table-row table:style-name="ro1">
          <table:table-cell office:value-type="float" office:value="24459.55859375">
            <text:p>24,459.56</text:p>
          </table:table-cell>
          <table:table-cell office:value-type="float" office:value="25613089881">
            <text:p>25613089881</text:p>
          </table:table-cell>
          <table:table-cell office:value-type="string">
            <text:p>Msg=Successful</text:p>
          </table:table-cell>
          <table:table-cell office:value-type="string">
            <text:p>Folger Images 2nd Batch: from\=15494</text:p>
          </table:table-cell>
        </table:table-row>
        <table:table-row table:style-name="ro1">
          <table:table-cell office:value-type="float" office:value="24511.078125">
            <text:p>24,511.08</text:p>
          </table:table-cell>
          <table:table-cell office:value-type="float" office:value="25665223039">
            <text:p>25665223039</text:p>
          </table:table-cell>
          <table:table-cell office:value-type="string">
            <text:p>Msg=Successful</text:p>
          </table:table-cell>
          <table:table-cell office:value-type="string">
            <text:p>Folger Images 2nd Batch: from\=38501</text:p>
          </table:table-cell>
        </table:table-row>
        <table:table-row table:style-name="ro1">
          <table:table-cell office:value-type="float" office:value="24645.515625">
            <text:p>24,645.52</text:p>
          </table:table-cell>
          <table:table-cell office:value-type="float" office:value="25807851908">
            <text:p>25807851908</text:p>
          </table:table-cell>
          <table:table-cell office:value-type="string">
            <text:p>Msg=Successful</text:p>
          </table:table-cell>
          <table:table-cell office:value-type="string">
            <text:p>Folger Images 2nd Batch: from\=43001</text:p>
          </table:table-cell>
        </table:table-row>
        <table:table-row table:style-name="ro1">
          <table:table-cell office:value-type="float" office:value="24671.9296875">
            <text:p>24,671.93</text:p>
          </table:table-cell>
          <table:table-cell office:value-type="float" office:value="25835990866">
            <text:p>25835990866</text:p>
          </table:table-cell>
          <table:table-cell office:value-type="string">
            <text:p>Msg=Successful</text:p>
          </table:table-cell>
          <table:table-cell office:value-type="string">
            <text:p>Folger Images 2nd Batch: from\=08001</text:p>
          </table:table-cell>
        </table:table-row>
        <table:table-row table:style-name="ro1">
          <table:table-cell office:value-type="float" office:value="24968.95703125">
            <text:p>24,968.96</text:p>
          </table:table-cell>
          <table:table-cell office:value-type="float" office:value="26146842736">
            <text:p>26146842736</text:p>
          </table:table-cell>
          <table:table-cell office:value-type="string">
            <text:p>Msg=Successful</text:p>
          </table:table-cell>
          <table:table-cell office:value-type="string">
            <text:p>Folger Images 2nd Batch: from\=15001</text:p>
          </table:table-cell>
        </table:table-row>
        <table:table-row table:style-name="ro1">
          <table:table-cell office:value-type="float" office:value="25058.87890625">
            <text:p>25,058.88</text:p>
          </table:table-cell>
          <table:table-cell office:value-type="float" office:value="26241042300">
            <text:p>26241042300</text:p>
          </table:table-cell>
          <table:table-cell office:value-type="string">
            <text:p>Msg=Successful</text:p>
          </table:table-cell>
          <table:table-cell office:value-type="string">
            <text:p>Folger Images 2nd Batch: from\=42227</text:p>
          </table:table-cell>
        </table:table-row>
        <table:table-row table:style-name="ro1">
          <table:table-cell office:value-type="float" office:value="25193.21875">
            <text:p>25,193.22</text:p>
          </table:table-cell>
          <table:table-cell office:value-type="float" office:value="26382152466">
            <text:p>26382152466</text:p>
          </table:table-cell>
          <table:table-cell office:value-type="string">
            <text:p>Msg=Successful</text:p>
          </table:table-cell>
          <table:table-cell office:value-type="string">
            <text:p>Folger Images 2nd Batch: from\=08192</text:p>
          </table:table-cell>
        </table:table-row>
        <table:table-row table:style-name="ro1">
          <table:table-cell office:value-type="float" office:value="25258.84375">
            <text:p>25,258.84</text:p>
          </table:table-cell>
          <table:table-cell office:value-type="float" office:value="26448527469">
            <text:p>26448527469</text:p>
          </table:table-cell>
          <table:table-cell office:value-type="string">
            <text:p>Msg=Successful</text:p>
          </table:table-cell>
          <table:table-cell office:value-type="string">
            <text:p>Folger Images 2nd Batch: from\=10757</text:p>
          </table:table-cell>
        </table:table-row>
        <table:table-row table:style-name="ro1">
          <table:table-cell office:value-type="float" office:value="25312.796875">
            <text:p>25,312.80</text:p>
          </table:table-cell>
          <table:table-cell office:value-type="float" office:value="26504869624">
            <text:p>26504869624</text:p>
          </table:table-cell>
          <table:table-cell office:value-type="string">
            <text:p>Msg=Successful</text:p>
          </table:table-cell>
          <table:table-cell office:value-type="string">
            <text:p>Folger Images 2nd Batch: from\=09247</text:p>
          </table:table-cell>
        </table:table-row>
        <table:table-row table:style-name="ro1">
          <table:table-cell office:value-type="float" office:value="25668.7578125">
            <text:p>25,668.76</text:p>
          </table:table-cell>
          <table:table-cell office:value-type="float" office:value="26877779245">
            <text:p>26877779245</text:p>
          </table:table-cell>
          <table:table-cell office:value-type="string">
            <text:p>Msg=Successful</text:p>
          </table:table-cell>
          <table:table-cell office:value-type="string">
            <text:p>Folger Images 2nd Batch: from\=10253</text:p>
          </table:table-cell>
        </table:table-row>
        <table:table-row table:style-name="ro1">
          <table:table-cell office:value-type="float" office:value="25891.8203125">
            <text:p>25,891.82</text:p>
          </table:table-cell>
          <table:table-cell office:value-type="float" office:value="27111704282">
            <text:p>27111704282</text:p>
          </table:table-cell>
          <table:table-cell office:value-type="string">
            <text:p>Msg=Successful</text:p>
          </table:table-cell>
          <table:table-cell office:value-type="string">
            <text:p>Folger Images 2nd Batch: from\=29499</text:p>
          </table:table-cell>
        </table:table-row>
        <table:table-row table:style-name="ro1">
          <table:table-cell office:value-type="float" office:value="26358.921875">
            <text:p>26,358.92</text:p>
          </table:table-cell>
          <table:table-cell office:value-type="float" office:value="27600909674">
            <text:p>27600909674</text:p>
          </table:table-cell>
          <table:table-cell office:value-type="string">
            <text:p>Msg=Successful</text:p>
          </table:table-cell>
          <table:table-cell office:value-type="string">
            <text:p>Folger Images 2nd Batch: from\=10001</text:p>
          </table:table-cell>
        </table:table-row>
        <table:table-row table:style-name="ro1">
          <table:table-cell office:value-type="float" office:value="26383.2890625">
            <text:p>26,383.29</text:p>
          </table:table-cell>
          <table:table-cell office:value-type="float" office:value="27627854106">
            <text:p>27627854106</text:p>
          </table:table-cell>
          <table:table-cell office:value-type="string">
            <text:p>Msg=Successful</text:p>
          </table:table-cell>
          <table:table-cell office:value-type="string">
            <text:p>Folger Images 2nd Batch: from\=13314</text:p>
          </table:table-cell>
        </table:table-row>
        <table:table-row table:style-name="ro1">
          <table:table-cell office:value-type="float" office:value="26414.05078125">
            <text:p>26,414.05</text:p>
          </table:table-cell>
          <table:table-cell office:value-type="float" office:value="27658229184">
            <text:p>27658229184</text:p>
          </table:table-cell>
          <table:table-cell office:value-type="string">
            <text:p>Msg=Successful</text:p>
          </table:table-cell>
          <table:table-cell office:value-type="string">
            <text:p>Folger Images 2nd Batch: from\=31497</text:p>
          </table:table-cell>
        </table:table-row>
        <table:table-row table:style-name="ro1">
          <table:table-cell office:value-type="float" office:value="26614.09375">
            <text:p>26,614.09</text:p>
          </table:table-cell>
          <table:table-cell office:value-type="float" office:value="27868317085">
            <text:p>27868317085</text:p>
          </table:table-cell>
          <table:table-cell office:value-type="string">
            <text:p>Msg=Successful</text:p>
          </table:table-cell>
          <table:table-cell office:value-type="string">
            <text:p>Folger Images 2nd Batch: from\=38001</text:p>
          </table:table-cell>
        </table:table-row>
        <table:table-row table:style-name="ro1">
          <table:table-cell office:value-type="float" office:value="26894.93359375">
            <text:p>26,894.93</text:p>
          </table:table-cell>
          <table:table-cell office:value-type="float" office:value="28162050621">
            <text:p>28162050621</text:p>
          </table:table-cell>
          <table:table-cell office:value-type="string">
            <text:p>Msg=Successful</text:p>
          </table:table-cell>
          <table:table-cell office:value-type="string">
            <text:p>Folger Images 2nd Batch: from\=33001</text:p>
          </table:table-cell>
        </table:table-row>
        <table:table-row table:style-name="ro1">
          <table:table-cell office:value-type="float" office:value="26904.328125">
            <text:p>26,904.33</text:p>
          </table:table-cell>
          <table:table-cell office:value-type="float" office:value="28173726761">
            <text:p>28173726761</text:p>
          </table:table-cell>
          <table:table-cell office:value-type="string">
            <text:p>Msg=Successful</text:p>
          </table:table-cell>
          <table:table-cell office:value-type="string">
            <text:p>Folger Images 2nd Batch: from\=13533</text:p>
          </table:table-cell>
        </table:table-row>
        <table:table-row table:style-name="ro1">
          <table:table-cell office:value-type="float" office:value="27311.859375">
            <text:p>27,311.86</text:p>
          </table:table-cell>
          <table:table-cell office:value-type="float" office:value="28601470557">
            <text:p>28601470557</text:p>
          </table:table-cell>
          <table:table-cell office:value-type="string">
            <text:p>Msg=Successful</text:p>
          </table:table-cell>
          <table:table-cell office:value-type="string">
            <text:p>Folger Images 2nd Batch: from\=37205</text:p>
          </table:table-cell>
        </table:table-row>
        <table:table-row table:style-name="ro1">
          <table:table-cell office:value-type="float" office:value="27348.796875">
            <text:p>27,348.80</text:p>
          </table:table-cell>
          <table:table-cell office:value-type="float" office:value="28637327837">
            <text:p>28637327837</text:p>
          </table:table-cell>
          <table:table-cell office:value-type="string">
            <text:p>Msg=Successful</text:p>
          </table:table-cell>
          <table:table-cell office:value-type="string">
            <text:p>Folger Images 2nd Batch: from\=33253</text:p>
          </table:table-cell>
        </table:table-row>
        <table:table-row table:style-name="ro1">
          <table:table-cell office:value-type="float" office:value="27531.1875">
            <text:p>27,531.19</text:p>
          </table:table-cell>
          <table:table-cell office:value-type="float" office:value="28828946575">
            <text:p>28828946575</text:p>
          </table:table-cell>
          <table:table-cell office:value-type="string">
            <text:p>Msg=Successful</text:p>
          </table:table-cell>
          <table:table-cell office:value-type="string">
            <text:p>Folger Images 2nd Batch: from\=38251</text:p>
          </table:table-cell>
        </table:table-row>
        <table:table-row table:style-name="ro1">
          <table:table-cell office:value-type="float" office:value="27664.3515625">
            <text:p>27,664.35</text:p>
          </table:table-cell>
          <table:table-cell office:value-type="float" office:value="28968522230">
            <text:p>28968522230</text:p>
          </table:table-cell>
          <table:table-cell office:value-type="string">
            <text:p>Msg=Successful</text:p>
          </table:table-cell>
          <table:table-cell office:value-type="string">
            <text:p>Folger Images 2nd Batch: from\=29250</text:p>
          </table:table-cell>
        </table:table-row>
        <table:table-row table:style-name="ro1">
          <table:table-cell office:value-type="float" office:value="28018.953125">
            <text:p>28,018.95</text:p>
          </table:table-cell>
          <table:table-cell office:value-type="float" office:value="29339454262">
            <text:p>29339454262</text:p>
          </table:table-cell>
          <table:table-cell office:value-type="string">
            <text:p>Msg=Successful</text:p>
          </table:table-cell>
          <table:table-cell office:value-type="string">
            <text:p>Folger Images 2nd Batch: from\=31747</text:p>
          </table:table-cell>
        </table:table-row>
        <table:table-row table:style-name="ro1">
          <table:table-cell office:value-type="float" office:value="29017.015625">
            <text:p>29,017.02</text:p>
          </table:table-cell>
          <table:table-cell office:value-type="float" office:value="30276431658">
            <text:p>30276431658</text:p>
          </table:table-cell>
          <table:table-cell office:value-type="string">
            <text:p>Msg=Successful</text:p>
          </table:table-cell>
          <table:table-cell office:value-type="string">
            <text:p>Folger Images 2nd Batch: from\=2900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formula="of:=SUM([.A2:.A121])" office:value-type="float" office:value="2591300.59375">
            <text:p>2,591,300.59</text:p>
          </table:table-cell>
          <table:table-cell table:formula="of:=SUM([.B2:.B121])" office:value-type="float" office:value="2713051210196">
            <text:p>2713051210196</text:p>
          </table:table-cell>
          <table:table-cell/>
          <table:table-cell office:value-type="string">
            <text:p>SUM of ALL AUS </text:p>
          </table:table-cell>
        </table:table-row>
        <table:table-row table:style-name="ro1" table:number-rows-repeated="1048452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6">12/16/2010</text:date>, <text:time>14:1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2-16T14:14:45</dc:date>
    <dc:creator>Monika Mevenkamp</dc:creator>
    <meta:document-statistic meta:table-count="1" meta:cell-count="487" meta:object-count="0"/>
    <meta:generator>OpenOffice.org/3.2$Unix OpenOffice.org_project/320m12$Build-9483</meta:generator>
  </office:meta>
</office:document-meta>
</file>